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17.8cm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5.3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5.2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5.7cm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17.7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35cm" fo:min-width="0.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3cm" svg:height="1cm" svg:x="1.3cm" svg:y="1.3cm">
          <text:p text:style-name="P1">tit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cm" svg:height="2.2cm" svg:x="1.3cm" svg:y="2.7cm">
          <text:p text:style-name="P1">i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cm" svg:height="2cm" svg:x="7.4cm" svg:y="2.8cm">
          <text:p text:style-name="P1">ov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2cm" svg:height="2cm" svg:x="13.4cm" svg:y="2.8cm">
          <text:p text:style-name="P1">ou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8.2cm" svg:height="2.8cm" svg:x="1.3cm" svg:y="5.3cm">
          <text:p text:style-name="P1">descriptio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3cm" svg:height="0.6cm" svg:x="5.7cm" svg:y="4.2cm">
          <text:p text:style-name="P1"><text:span text:style-name="T1">bas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3cm" svg:height="0.6cm" svg:x="11.7cm" svg:y="4.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3cm" svg:height="0.6cm" svg:x="18.2cm" svg:y="4.1cm">
          <text:p text:style-name="P1"><text:span text:style-name="T1">bas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4:10:04.723000000</meta:creation-date>
    <dc:date>2019-02-19T16:03:46.060000000</dc:date>
    <meta:editing-duration>PT1H33M20S</meta:editing-duration>
    <meta:editing-cycles>1</meta:editing-cycles>
    <meta:document-statistic meta:object-count="8"/>
    <meta:generator>LibreOffice/6.0.7.3$Windows_X86_64 LibreOffice_project/dc89aa7a9eabfd848af146d5086077aeed2ae4a5</meta:generator>
  </office:meta>
</office:document-meta>
</file>